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1])" office:value-type="float" office:value="77.25" calcext:value-type="float">
            <text:p>77,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1])" office:value-type="float" office:value="216.75" calcext:value-type="float">
            <text:p>216,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1])" office:value-type="float" office:value="3.6125" calcext:value-type="float">
            <text:p>3,6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1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1];&quot;Desarrollo&quot;)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1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3:.C$18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6:.C$18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9:.C$1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4:.C$195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9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1:.C$202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4:.C$20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6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1T00:45:57.623000000</dc:date>
    <meta:editing-duration>PT12H40M35S</meta:editing-duration>
    <meta:editing-cycles>123</meta:editing-cycles>
    <meta:generator>LibreOffice/7.4.3.2$Windows_X86_64 LibreOffice_project/1048a8393ae2eeec98dff31b5c133c5f1d08b890</meta:generator>
    <meta:document-statistic meta:table-count="1" meta:cell-count="579" meta:object-count="0"/>
  </office:meta>
</office:document-meta>
</file>